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style:font-style-asian="normal" style:font-style-complex="normal"/>
    </style:style>
    <style:style style:name="P3" style:family="paragraph" style:parent-style-name="Code">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2">
      <style:text-properties fo:font-style="normal" style:font-style-asian="normal" style:font-style-complex="normal"/>
    </style:style>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Cod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YEP</text:h>
      <text:p text:style-name="P1">Version 1 2008-02-04, Michael Calmer</text:p>
      <text:p text:style-name="P1">Version 2 2008-02-05, Michael Calmer</text:p>
      <text:p text:style-name="P1"/>
      <text:p text:style-name="Text_20_body">This document describes how YEP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YEP (mandatory)</text:h>
      <text:p text:style-name="Text_20_body"/>
      <text:p text:style-name="Text_20_body">The registration is similar to the already defined &lt;register&gt; call from suse_register. As enhancement to this the YEP GUID and the YEP SECRET <text:s/>is added to this call, because a regcode cannot be provided. </text:p>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Code"><text:s/>&lt;yepguid&gt;ab6205f37503eed745&lt;/yepguid&gt;</text:p>
      <text:p text:style-name="Code"><text:s/>&lt;yepsecret&gt;3549049a673565ße847bb465&lt;/yepsecret&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YEP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2">An error should happen, if yepguid does not exist or yepguid and yepsecret does not match.</text:p>
      <text:p text:style-name="P2">An error is returned via a HTTP status code.</text:p>
      <text:p text:style-name="P2"/>
      <text:h text:style-name="P4" text:outline-level="2"><text:soft-page-break/>Delete a registration – de-register (nice-to-have)</text:h>
      <text:p text:style-name="Text_20_body"><text:span text:style-name="T2">If the YEP administrator delete a registration on YEP it should be possible to submit this information to NCC too. For this a new </text:span><text:span text:style-name="T1">&lt;de-register&gt; </text:span><text:span text:style-name="T2">call is required. This call provide the GUID of the client which should be removed and the yepguid and yepsecret where this client belong to. </text:span></text:p>
      <text:p text:style-name="P2"/>
      <text:p text:style-name="P2">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Code"><text:s/>&lt;yepguid&gt;ab6205f37503eed745&lt;/yepguid&gt;</text:p>
      <text:p text:style-name="Code"><text:s/>&lt;yepsecret&gt;3549049a673565ße847bb465&lt;/yepsecret&gt;</text:p>
      <text:p text:style-name="P3">&lt;/de-register&gt;</text:p>
      <text:p text:style-name="P3"/>
      <text:p text:style-name="P2">On success a page with HTTP Status Code 200 is expected. If yepguid does not exist or yepguid and yepsecret does not match an error code is expected via HTTP status code. If the guid does not exist for this yepguid <text:s/>the result should be a success message (no error). This can happen if the customer removed this client via NCC Webpage before he delete it in YEP. </text:p>
      <text:p text:style-name="P2"/>
      <text:h text:style-name="P4" text:outline-level="2">List registrations – listregistrations (important)</text:h>
      <text:p text:style-name="P2">This call should return a list of all clients which are registered via YEP. </text:p>
      <text:p text:style-name="P2"/>
      <text:p text:style-name="P2">Example:</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Code"><text:s/>&lt;yepguid&gt;ab6205f37503eed745&lt;/yepguid&gt;</text:p>
      <text:p text:style-name="Code"><text:s/>&lt;yepsecret&gt;3549049a673565ße847bb465&lt;/yepsecret&gt; &lt;!-- is this needed? --&gt;</text:p>
      <text:p text:style-name="P3">&lt;/listregistrations&gt;</text:p>
      <text:p text:style-name="P3"/>
      <text:p text:style-name="P2">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yepguid&gt;ab6205f37503eed745&lt;/yepguid&gt;</text:p>
      <text:p text:style-name="P3"><text:s/>&lt;client&gt;</text:p>
      <text:p text:style-name="P3"><text:s text:c="3"/>&lt;guid&gt;1badbeef4abadb01&lt;/guid&gt;</text:p>
      <text:p text:style-name="P3"><text:s text:c="3"/>&lt;subscription name="..."&gt;</text:p>
      <text:p text:style-name="P3"><text:s text:c="7"/>&lt;type&gt;FULL&lt;/type&gt;</text:p>
      <text:p text:style-name="P3"><text:s text:c="7"/>&lt;substatus&gt;ACTIVE&lt;/substatus&gt;</text:p>
      <text:p text:style-name="P3"><text:soft-page-break/><text:s text:c="7"/>&lt;start-date&gt;1202149301&lt;/start-date&gt;</text:p>
      <text:p text:style-name="P3"><text:s text:c="7"/>&lt;end-date&gt;1202149302&lt;/end-date&gt;</text:p>
      <text:p text:style-name="P3"><text:s text:c="7"/>&lt;duration&gt;60&lt;/duration&gt;</text:p>
      <text:p text:style-name="P3"><text:s text:c="7"/>&lt;server-class&gt;ADDON&lt;/server-class&gt;</text:p>
      <text:p text:style-name="P3"><text:s text:c="3"/>&lt;/subscription&gt;</text:p>
      <text:p text:style-name="P3"><text:s/>&lt;/client&gt;</text:p>
      <text:p text:style-name="P3"><text:s/>&lt;client&gt;</text:p>
      <text:p text:style-name="P3"><text:s text:c="3"/>&lt;guid&gt;e164badbeef4abadb01&lt;/guid&gt;</text:p>
      <text:p text:style-name="P3"><text:s text:c="3"/>&lt;subscription name="..."&gt;</text:p>
      <text:p text:style-name="P3"><text:s text:c="7"/>&lt;type&gt;FULL&lt;/type&gt;</text:p>
      <text:p text:style-name="P3"><text:s text:c="7"/>&lt;substatus&gt;ACTIVE&lt;/substatus&gt;</text:p>
      <text:p text:style-name="P3"><text:s text:c="7"/>&lt;start-date&gt;1202149301&lt;/start-date&gt;</text:p>
      <text:p text:style-name="P3"><text:s text:c="7"/>&lt;end-date&gt;1202149302&lt;/end-date&gt;</text:p>
      <text:p text:style-name="P3"><text:s text:c="7"/>&lt;duration&gt;60&lt;/duration&gt;</text:p>
      <text:p text:style-name="P3"><text:s text:c="7"/>&lt;server-class&gt;ADDON&lt;/server-class&gt;</text:p>
      <text:p text:style-name="P3"><text:s text:c="3"/>&lt;/subscription&gt;</text:p>
      <text:p text:style-name="P3"><text:s/>&lt;/client&gt;</text:p>
      <text:p text:style-name="P3"><text:s/>&lt;client&gt;</text:p>
      <text:p text:style-name="P3"><text:s text:c="3"/>&lt;guid&gt;adbeef4abadb013564&lt;/guid&gt;</text:p>
      <text:p text:style-name="P3"><text:s text:c="3"/>&lt;subscription name="..."&gt;</text:p>
      <text:p text:style-name="P3"><text:s text:c="7"/>&lt;type&gt;FULL&lt;/type&gt;</text:p>
      <text:p text:style-name="P3"><text:s text:c="7"/>&lt;substatus&gt;ACTIVE&lt;/substatus&gt;</text:p>
      <text:p text:style-name="P3"><text:s text:c="7"/>&lt;start-date&gt;1202149301&lt;/start-date&gt;</text:p>
      <text:p text:style-name="P3"><text:s text:c="7"/>&lt;end-date&gt;1202149302&lt;/end-date&gt;</text:p>
      <text:p text:style-name="P3"><text:s text:c="7"/>&lt;duration&gt;60&lt;/duration&gt;</text:p>
      <text:p text:style-name="P3"><text:s text:c="7"/>&lt;server-class&gt;ADDON&lt;/server-class&gt;</text:p>
      <text:p text:style-name="P3"><text:s text:c="3"/>&lt;/subscription&gt;</text:p>
      <text:p text:style-name="P3"><text:s/>&lt;/client&gt;</text:p>
      <text:p text:style-name="P3">&lt;/registrations&gt;</text:p>
      <text:p text:style-name="P3"/>
      <text:p text:style-name="Text_20_body"><text:span text:style-name="T2">The request include the yepguid and the yepsecret. The answer from NCC include the yepguid and a </text:span><text:span text:style-name="T1">&lt;client&gt;</text:span><text:span text:style-name="T2"> block for every registered client. This client block contains the guid of the client and a &lt;subscription&gt; block. The &lt;subscription&gt; block has a name attribute with a name for this subscription. Inside of this block we have the following informations:</text:span></text:p>
      <text:list text:style-name="L3">
        <text:list-item>
          <text:p text:style-name="P9"><text:span text:style-name="T2">type – FULL, PROVISIONAL, EVALUATION (maybe more if needed)</text:span></text:p>
        </text:list-item>
        <text:list-item>
          <text:p text:style-name="P9"><text:span text:style-name="T2">substatus – ACTIVE, EXPIRED (maybe more if needed)</text:span></text:p>
        </text:list-item>
        <text:list-item>
          <text:p text:style-name="P9"><text:span text:style-name="T2">start-date – unix time when the customer buyed this subscription</text:span></text:p>
        </text:list-item>
        <text:list-item>
          <text:p text:style-name="P9"><text:span text:style-name="T2">end-date – unix time when this subscription expires</text:span></text:p>
        </text:list-item>
        <text:list-item>
          <text:p text:style-name="P9"><text:span text:style-name="T2">duration – end-date – start-date</text:span></text:p>
        </text:list-item>
        <text:list-item>
          <text:p text:style-name="P9"><text:span text:style-name="T2">server-class – OS or ADDON</text:span></text:p>
        </text:list-item>
      </text:list>
      <text:p text:style-name="Text_20_body"><text:span text:style-name="T2"><text:s/>(We can enhance this later with more data if required.)</text:span></text:p>
      <text:p text:style-name="P2"><text:soft-page-break/></text:p>
      <text:h text:style-name="P4"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P2"/>
      <text:p text:style-name="P2">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Code"><text:s text:c="3"/>&lt;yepguid&gt;ab6205f37503eed745&lt;/yepguid&gt;</text:p>
      <text:p text:style-name="Code"><text:s text:c="3"/>&lt;yepsecret&gt;3549049a673565ße847bb465&lt;/yepsecret&gt; &lt;!-- is this needed? --&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Code"><text:s text:c="3"/>&lt;yepguid&gt;ab6205f37503eed745&lt;/yepguid&gt;</text:p>
      <text:p text:style-name="Code"><text:s text:c="3"/>&lt;yepsecret&gt;3549049a673565ße847bb465&lt;/yepsecret&gt; &lt;!-- is this needed? --&gt;</text:p>
      <text:p text:style-name="P3"><text:s text:c="2"/>&lt;/de-register&gt;</text:p>
      <text:p text:style-name="Code"><text:s text:c="2"/>&lt;register lang="en" accept=”optional”&gt;</text:p>
      <text:p text:style-name="Code"><text:s text:c="3"/>&lt;guid&gt;ef4abadb01735540a7f5354&lt;/guid&gt;</text:p>
      <text:p text:style-name="Code"><text:s text:c="3"/>&lt;host/&gt;</text:p>
      <text:p text:style-name="Code"><text:s text:c="3"/>&lt;yepguid&gt;ab6205f37503eed745&lt;/yepguid&gt;</text:p>
      <text:p text:style-name="Code"><text:s text:c="3"/>&lt;yepsecret&gt;3549049a673565ße847bb465&lt;/yepsecret&gt; &lt;!-- is this needed? --&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3">&lt;/bulkop&gt;</text:p>
      <text:p text:style-name="P3"/>
      <text:p text:style-name="Text_20_body"><text:span text:style-name="T2">The answer from NCC should be a </text:span><text:span text:style-name="T1">&lt;bulkstatus&gt;</text:span><text:span text:style-name="T2"> block.</text:span></text:p>
      <text:p text:style-name="P2"><text:soft-page-break/></text:p>
      <text:p text:style-name="P2">Example:</text:p>
      <text:p text:style-name="Code"><text:span text:style-name="T2">&lt;bulkstatus</text:span> xmlns="<text:a xlink:type="simple" xlink:href="http://www.novell.com/xml/center/regsvc-1_0">http://www.novell.com/xml/center/regsvc-1_0</text:a>"</text:p>
      <text:p text:style-name="Code"><text:s text:c="12"/>lang="en"&gt;</text:p>
      <text:p text:style-name="P3"><text:s text:c="2"/>&lt;status error=”true” operation=”register”&gt;</text:p>
      <text:p text:style-name="P3"><text:s text:c="4"/>&lt;guid&gt;1badbeef4abadb01&lt;/guid&gt;</text:p>
      <text:p text:style-name="P3"><text:s text:c="4"/>&lt;message&gt;There comes an error message&lt;/message&gt;</text:p>
      <text:p text:style-name="P3"><text:s text:c="2"/>&lt;/status&gt;</text:p>
      <text:p text:style-name="P3"><text:s text:c="2"/>&lt;status error=”false” operation=”de-register”&gt;</text:p>
      <text:p text:style-name="P3"><text:s text:c="4"/>&lt;guid&gt;ef4abadb01735540a7f5354&lt;/guid&gt;</text:p>
      <text:p text:style-name="P3"><text:s text:c="2"/>&lt;/status&gt;</text:p>
      <text:p text:style-name="P3"><text:s text:c="2"/>&lt;status error=”false” operation=”register”&gt;</text:p>
      <text:p text:style-name="P3"><text:s text:c="4"/>&lt;guid&gt;ef4abadb01735540a7f5354&lt;/guid&gt;</text:p>
      <text:p text:style-name="P3"><text:s text:c="2"/>&lt;/status&gt;</text:p>
      <text:p text:style-name="P3">&lt;/bulkstatus&gt;</text:p>
      <text:p text:style-name="P3"/>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1">
        <text:list-item>
          <text:p text:style-name="P5">error – true/false to indicate if this operation was successful or not</text:p>
        </text:list-item>
        <text:list-item>
          <text:p text:style-name="P5">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2">
        <text:list-item>
          <text:p text:style-name="P7">guid – the client guid for which this operation was for. (required)</text:p>
        </text:list-item>
        <text:list-item>
          <text:p text:style-name="P7">message – A message. Required in case of an error. On success this message can be omitted.</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2-05T19:00:54</dc:date>
    <meta:editing-cycles>6</meta:editing-cycles>
    <meta:editing-duration>PT1H41M38S</meta:editing-duration>
    <meta:user-defined meta:name="Info 1"/>
    <meta:user-defined meta:name="Info 2"/>
    <meta:user-defined meta:name="Info 3"/>
    <meta:user-defined meta:name="Info 4"/>
    <meta:document-statistic meta:table-count="0" meta:image-count="0" meta:object-count="0" meta:page-count="5" meta:paragraph-count="148" meta:word-count="1048" meta:character-count="7606"/>
  </office:meta>
</office:document-meta>
</file>